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table:number-columns-repeated="2"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20:37:25.6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6T19:29:44.371000000</dc:date>
    <meta:editing-duration>P9DT10H49M17S</meta:editing-duration>
    <meta:editing-cycles>4122</meta:editing-cycles>
    <meta:document-statistic meta:table-count="6" meta:cell-count="11348" meta:object-count="0"/>
    <meta:user-defined meta:name="qrichtext">1</meta:user-defined>
  </office:meta>
</office:document-meta>
</file>